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eem Kufi" svg:font-family="'Reem Kuf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eem Kufi" officeooo:rsid="0002ed4e" officeooo:paragraph-rsid="0002ed4e"/>
    </style:style>
    <style:style style:name="P2" style:family="paragraph" style:parent-style-name="Standard" style:list-style-name="L1">
      <style:text-properties style:font-name="Reem Kufi" officeooo:rsid="0002ed4e" officeooo:paragraph-rsid="0002ed4e"/>
    </style:style>
    <style:style style:name="P3" style:family="paragraph" style:parent-style-name="Standard" style:list-style-name="L2">
      <style:text-properties style:font-name="Reem Kufi" officeooo:rsid="0002ed4e" officeooo:paragraph-rsid="0002ed4e"/>
    </style:style>
    <style:style style:name="P4" style:family="paragraph" style:parent-style-name="Standard" style:list-style-name="L3">
      <style:text-properties style:font-name="Reem Kufi" officeooo:rsid="0002ed4e" officeooo:paragraph-rsid="0002ed4e"/>
    </style:style>
    <style:style style:name="P5" style:family="paragraph" style:parent-style-name="Standard" style:list-style-name="L4">
      <style:text-properties style:font-name="Reem Kufi" officeooo:rsid="0002ed4e" officeooo:paragraph-rsid="0002ed4e"/>
    </style:style>
    <style:style style:name="P6" style:family="paragraph" style:parent-style-name="Standard" style:list-style-name="L5">
      <style:text-properties style:font-name="Reem Kufi" officeooo:rsid="0002ed4e" officeooo:paragraph-rsid="0002ed4e"/>
    </style:style>
    <style:style style:name="P7" style:family="paragraph" style:parent-style-name="Standard" style:list-style-name="L6">
      <style:text-properties style:font-name="Reem Kufi" officeooo:rsid="0002ed4e" officeooo:paragraph-rsid="0002ed4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onal Character Enhancements</text:p>
      <text:p text:style-name="P1"/>
      <text:p text:style-name="P1">Captain</text:p>
      <text:list text:style-name="L1">
        <text:list-item>
          <text:p text:style-name="P2">Roll one die when he does the HIRE activity</text:p>
        </text:list-item>
      </text:list>
      <text:p text:style-name="P1"/>
      <text:p text:style-name="P1">Druid</text:p>
      <text:list text:style-name="L2">
        <text:list-item>
          <text:p text:style-name="P3">Immune to curses</text:p>
        </text:list-item>
        <text:list-item>
          <text:p text:style-name="P3">(For new players) Peace with Nature extended to site chits</text:p>
        </text:list-item>
      </text:list>
      <text:p text:style-name="P1"/>
      <text:p text:style-name="P1">Dwarf</text:p>
      <text:list xml:id="list2128997076" text:style-name="L6">
        <text:list-item>
          <text:p text:style-name="P7">Gets 2 Basic and 2 Sunlight phases as normal</text:p>
        </text:list-item>
        <text:list-item>
          <text:p text:style-name="P7">Can only record 2 MOVE phases each day (unless he gets extra MOVE phases from items)</text:p>
        </text:list-item>
        <text:list-item>
          <text:p text:style-name="P7">Gets 1 extra phase in cave clearings (can be a MOVE)</text:p>
        </text:list-item>
      </text:list>
      <text:p text:style-name="P1"/>
      <text:p text:style-name="P1">Magician</text:p>
      <text:list text:style-name="L3">
        <text:list-item>
          <text:p text:style-name="P4">Alerted MAGIC chits do not fatigue at midnight</text:p>
        </text:list-item>
      </text:list>
      <text:p text:style-name="P1"/>
      <text:p text:style-name="P1">Wizard</text:p>
      <text:list text:style-name="L4">
        <text:list-item>
          <text:p text:style-name="P5">Replace MOVE M5 chit with MAGIC III2* chit</text:p>
        </text:list-item>
        <text:list-item>
          <text:p text:style-name="P5">Does not have to use SPX phase before SP phases</text:p>
        </text:list-item>
      </text:list>
      <text:p text:style-name="P1"/>
      <text:p text:style-name="P1">Woods Girl</text:p>
      <text:list text:style-name="L5">
        <text:list-item>
          <text:p text:style-name="P6">Tracking ability is extended to all non-cave, non-mountain clearings not in a VALLEY or the RUINS t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eem Kufi" svg:font-family="'Reem Kuf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17:54:44.336000000</dc:date>
    <meta:editing-duration>PT4M59S</meta:editing-duration>
    <meta:editing-cycles>1</meta:editing-cycles>
    <meta:document-statistic meta:table-count="0" meta:image-count="0" meta:object-count="0" meta:page-count="1" meta:paragraph-count="17" meta:word-count="121" meta:character-count="616" meta:non-whitespace-character-count="522"/>
    <meta:generator>LibreOffice/7.4.2.3$Windows_X86_64 LibreOffice_project/382eef1f22670f7f4118c8c2dd222ec7ad009daf</meta:generator>
  </office:meta>
</office:document-meta>
</file>